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1584a" officeooo:paragraph-rsid="0011584a"/>
    </style:style>
    <style:style style:name="P2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1584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2828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3c5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Khmer OS" fo:font-size="14pt" fo:font-weight="normal" officeooo:rsid="0011cb6e" officeooo:paragraph-rsid="0011cb6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Khmer OS" fo:font-size="16pt" fo:font-weight="bold" officeooo:rsid="0011584a" officeooo:paragraph-rsid="0011584a" style:font-weight-asian="bold" style:font-weight-complex="bold"/>
    </style:style>
    <style:style style:name="T1" style:family="text">
      <style:text-properties officeooo:rsid="0011cb6e"/>
    </style:style>
    <style:style style:name="T2" style:family="text">
      <style:text-properties officeooo:rsid="001255a1"/>
    </style:style>
    <style:style style:name="T3" style:family="text">
      <style:text-properties officeooo:rsid="00128280"/>
    </style:style>
    <style:style style:name="T4" style:family="text">
      <style:text-properties fo:font-weight="bold" officeooo:rsid="00128280" style:font-weight-asian="bold" style:font-weight-complex="bold"/>
    </style:style>
    <style:style style:name="T5" style:family="text">
      <style:text-properties officeooo:rsid="0013c5e2"/>
    </style:style>
    <style:style style:name="T6" style:family="text">
      <style:text-properties officeooo:rsid="001474b9"/>
    </style:style>
    <style:style style:name="T7" style:family="text">
      <style:text-properties officeooo:rsid="00147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6">Business</text:p>
      <text:p text:style-name="P6"/>
      <text:p text:style-name="P5">A. Verb and expression</text:p>
      <text:p text:style-name="P2">a. Complete with verbs</text:p>
      <text:p text:style-name="P2"><text:tab/>2. manufacture a product </text:p>
      <text:p text:style-name="P3"><text:tab/>3.<text:line-break/><text:tab/>4. advertise a product<text:line-break/><text:tab/>5. become successful<text:line-break/><text:tab/>6. make a profit<text:line-break/><text:tab/>7. <text:line-break/><text:tab/>8. export to another country<text:line-break/><text:tab/>9. import from another country<text:line-break/><text:tab/>10. … the market leader<text:line-break/><text:tab/>11. take over another country<text:line-break/><text:tab/>12. <text:line-break/><text:span text:style-name="T1">b. Underline<text:line-break/><text:tab/>- start a company<text:line-break/><text:tab/>- </text:span><text:span text:style-name="T2">make a product<text:line-break/><text:tab/>- be successful<text:line-break/><text:tab/>- make a profit<text:line-break/><text:tab/></text:span></text:p>
      <text:p text:style-name="P3"><text:soft-page-break/><text:span text:style-name="T3">d. Put the nouns<text:line-break/> + Do:<text:line-break/><text:tab/>- business</text:span></text:p>
      <text:p text:style-name="P4"><text:span text:style-name="T3"><text:tab/>- marketing<text:line-break/><text:tab/>- work <text:line-break/><text:tab/>- a job <text:line-break/><text:tab/>- paperwork<text:line-break/> + Make<text:line-break/><text:tab/>- money<text:line-break/><text:tab/>- a profit/ a loss<text:line-break/><text:tab/>- a deal<text:line-break/><text:tab/>- sb redundant<text:line-break/></text:span><text:span text:style-name="T4">B. Organizations and people<text:line-break/></text:span><text:span text:style-name="T5">a. Match the words and definiton</text:span></text:p>
      <text:p text:style-name="P4"><text:span text:style-name="T3"><text:s/></text:span><text:span text:style-name="T5">+ organization:<text:line-break/><text:tab/></text:span><text:span text:style-name="T6">1. A chain<text:line-break/><text:tab/>2. A Multinational<text:line-break/><text:tab/>3. </text:span><text:span text:style-name="T7">A </text:span><text:span text:style-name="T6">Business/</text:span><text:span text:style-name="T7">company<text:line-break/> + People in Business<text:line-break/><text:tab/>4. The owner<text:line-break/><text:tab/>5. the staff<text:line-break/><text:tab/>6. <text:line-break/><text:tab/>7. a customer<text:line-break/></text:span><text:soft-page-break/><text:span text:style-name="T7"><text:tab/>8. </text:span><text:span text:style-name="T3"><text:line-break/></text:span><text:span text:style-name="T1"><text:line-break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0T15:09:23.512573475</dc:date>
    <meta:editing-duration>PT14M39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3" meta:paragraph-count="9" meta:word-count="137" meta:character-count="738" meta:non-whitespace-character-count="563"/>
  </office:meta>
</office:document-meta>
</file>